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1">The Musk Political Party Report – Updated Analysis (July 2025)</text:h>
      <text:h text:outline-level="2">1. Introduction</text:h>
      <text:p>Elon Musk has announced the creation of a new political entity—the 'America Party'—declaring its mission to end corruption and waste in U.S. governance. While some interpret this as a bold centrist realignment, evidence suggests a more self-serving motivation. This report analyzes the credibility, strategy, and likely impact of Musk’s proposed political movement.</text:p>
      <text:h text:outline-level="2">2. Musk's Announcement</text:h>
      <text:p>On July 4, 2025, Musk posted a poll on X (formerly Twitter) asking users if he should create a new political party. Over two-thirds of respondents said yes. The next day, he declared the America Party formed, claiming, 'We live in a one-party system, not a democracy.' Musk framed his effort as a rebellion against bipartisan spending bills, including a recent $4 trillion package passed with bipartisan support.</text:p>
      <text:h text:outline-level="2">3. Who Would Actually Join?</text:h>
      <text:p>Despite Musk’s branding of the party as an anti-establishment force, polling data reveals:
- 73% favorability among Republicans
- 12% favorability among Democrats</text:p>
      <text:p>His ideological and financial history points clearly to a right-leaning base. Examples include:
- Over $250 million spent backing Republican candidates
- Repeated platforming of right-wing figures
- Personal support for Trump-era policies</text:p>
      <text:p>Thus, the America Party is most likely to appeal to libertarians, tech-aligned conservatives, and anti-woke moderates—not a true cross-partisan center.</text:p>
      <text:h text:outline-level="2">4. Musk’s Political Flip-Flops: A Timeline</text:h>
      <text:p>A pattern of grandiose promises and political inconsistency casts doubt on Musk’s credibility as a reformer.</text:p>
      <text:h text:outline-level="2">5. Regulatory Retaliation</text:h>
      <text:p>Musk has used his political access to target regulatory bodies overseeing his companies:
- EPA – Targeted after environmental violations
- NLRB – Criticized after union-busting complaints
- CFPB – Opposed despite its role in protecting consumers
- USAID – Attacked while investigating misuse of aid funds</text:p>
      <text:p>Musk’s pattern is not one of waste reduction, but regulatory suppression—protecting his empire at democracy’s expense.</text:p>
      <text:h text:outline-level="2">6. Trump vs. Musk: The Fracture Grows</text:h>
      <text:p>Donald Trump has responded to Musk’s political moves with increasing hostility:
'Elon may get more subsidy than any other human being in history… without subsidies, Elon would have to close up shop and head back to South Africa.' —Trump, July 2025</text:p>
      <text:p>This marks a rare intra-billionaire fracture within the GOP-aligned ecosystem.</text:p>
      <text:h text:outline-level="2">7. Strategic Impact: Who Gets Hurt?</text:h>
      <text:p>Even Musk’s own AI tool, Grok, admitted:
'Forming the America Party would likely elect more Democrats by splitting the Republican vote.'</text:p>
      <text:p>This echoes historical third-party effects.</text:p>
      <text:h text:outline-level="2">8. The Allure of a New Party</text:h>
      <text:p>Democrats, progressives, and moderates must resist the temptation to splinter. If progressives splinter, it risks empowering the very forces they oppose. Unity isn’t perfection—it’s strategy.</text:p>
      <text:p>As Brian Tyler Cohen warned:
'Elon is not a centrist. He is a far-right technocrat whose sole goal in life is to make himself richer.'</text:p>
      <text:h text:outline-level="2">9. A Note to Democrats: Don’t Get Distracted</text:h>
      <text:p>If Republicans fracture, stay unified:
- Vote as a bloc
- Pass lasting policy reforms (climate, healthcare, labor)
- Focus on turnout and local races</text:p>
      <text:p>Reject purity tests. Demand better from within—but do not abandon the only path to power.</text:p>
      <text:h text:outline-level="2">10. What a Real Centrist Party Might Look Like</text:h>
      <text:p>If the America Party truly aimed to unite Americans, it would focus on:
- Electoral reform
- Digital rights
- Environmental transition
- Antitrust enforcement
Not subsidized space races, media chaos, or personality cults.</text:p>
      <text:h text:outline-level="2">11. Conclusion</text:h>
      <text:p>Musk’s America Party is less a democratic breakthrough and more a manifestation of billionaire political theater. While it could fragment Republican votes in the short term, it remains a threat to democratic norms, regulatory accountability, and electoral stability in the long term.</text:p>
      <text:p>The path forward for pro-democracy forces is clear: Do not confuse charisma for competence, nor disruption for reform. Watch Musk—but organize around principle.</text:p>
      <text:h text:outline-level="2">Appendix: Musk vs. Trump Timeline (2016–2025)</text:h>
      <text:p>- 2016: Musk praises Trump tax policies
- 2020: Musk leaves presidential advisory councils
- 2022: Musk says he won’t back Trump again
- 2023: Endorses DeSantis, then retracts
- 2025: Declares independence, launches new party
- 2025: Trump retaliates publicly, attacks subsidies
- 2025: GOP vote erosion reported in swing districts post-launch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